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5-06-30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5-01-08 0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4-10-08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4-07-02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4-04-01 0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4-01-04 0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3-10-05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3-07-05 0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3-04-03 0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3-01-05 0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2-10-04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2-07-06 0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2-04-06 0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2-01-03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1-10-05 0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1-07-08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1-04-05 1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1-01-05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0-10-06 0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0-07-06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0-04-16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20-01-07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9-10-02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9-07-08 0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9-04-08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9-01-09 0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8-10-03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8-07-10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8-04-04 0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8-01-09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7-10-10 0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7-07-11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7-04-11 0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7-01-10 0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6-10-04 0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6-07-07 0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6-04-04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6-01-12 1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5-10-08 0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5-07-08 0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5-04-07 0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5-01-05 1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4-10-06 1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4-07-07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4-04-07 0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4-01-06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3-10-07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3-07-08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3-04-09 0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4</text:p>
          </table:table-cell>
          <table:table-cell office:value-type="string" calcext:value-type="string">
            <text:p>R22T10SEC2001</text:p>
          </table:table-cell>
          <table:table-cell office:value-type="string" calcext:value-type="string">
            <text:p>2013-01-10 0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